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8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Standard" style:list-style-name="L11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Standard" style:list-style-name="L8"/>
    <style:style style:name="P4" style:family="paragraph" style:parent-style-name="Standard" style:list-style-name="L11">
      <style:text-properties style:font-name="Times New Roman" fo:font-size="12pt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1">
      <style:text-properties style:font-name="Times New Roman" fo:font-size="12pt" fo:language="de" fo:country="DE" style:font-size-asian="12pt" style:font-size-complex="12pt"/>
    </style:style>
    <style:style style:name="P6" style:family="paragraph" style:parent-style-name="Standard" style:list-style-name="L11">
      <style:text-properties fo:font-variant="normal" fo:text-transform="none" fo:color="#000000" style:font-name="Times New Roman" fo:font-size="12pt" fo:letter-spacing="normal" fo:language="de" fo:country="DE" fo:font-style="normal" fo:font-weight="normal" style:font-size-asian="12pt" style:font-size-complex="12pt"/>
    </style:style>
    <style:style style:name="P7" style:family="paragraph" style:parent-style-name="Standard">
      <style:text-properties fo:language="de" fo:country="DE"/>
    </style:style>
    <style:style style:name="P8" style:family="paragraph" style:parent-style-name="Standard">
      <style:text-properties fo:language="de" fo:country="DE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 style:list-style-name="L5">
      <style:text-properties fo:language="de" fo:country="DE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list-style-name="L8">
      <style:text-properties fo:language="de" fo:country="DE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11">
      <style:text-properties fo:language="de" fo:country="DE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20">
      <style:text-properties fo:language="de" fo:country="DE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8">
      <style:text-properties fo:language="de" fo:country="DE"/>
    </style:style>
    <style:style style:name="P14" style:family="paragraph" style:parent-style-name="Standard" style:list-style-name="L9">
      <style:text-properties fo:language="de" fo:country="DE"/>
    </style:style>
    <style:style style:name="P15" style:family="paragraph" style:parent-style-name="Standard" style:list-style-name="L10">
      <style:text-properties fo:language="de" fo:country="DE"/>
    </style:style>
    <style:style style:name="P16" style:family="paragraph" style:parent-style-name="Text_20_body" style:list-style-name="L1"/>
    <style:style style:name="P17" style:family="paragraph" style:parent-style-name="Text_20_body" style:list-style-name="L3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>
      <style:text-properties fo:font-variant="normal" fo:text-transform="none" fo:color="#000000" style:font-name="Times New Roman" fo:font-size="12pt" fo:letter-spacing="normal" fo:language="de" fo:country="DE" fo:font-style="normal" fo:font-weight="normal" style:font-size-asian="12pt" style:font-size-complex="12pt"/>
    </style:style>
    <style:style style:name="P21" style:family="paragraph" style:parent-style-name="Text_20_body" style:list-style-name="L11">
      <style:text-properties fo:font-variant="normal" fo:text-transform="none" fo:color="#000000" style:font-name="Times New Roman" fo:font-size="12pt" fo:letter-spacing="normal" fo:language="de" fo:country="DE" fo:font-style="normal" fo:font-weight="normal" style:font-size-asian="12pt" style:font-size-complex="12pt"/>
    </style:style>
    <style:style style:name="P22" style:family="paragraph" style:parent-style-name="Text_20_body" style:list-style-name="L12">
      <style:text-properties fo:font-variant="normal" fo:text-transform="none" fo:color="#000000" style:font-name="Times New Roman" fo:font-size="12pt" fo:letter-spacing="normal" fo:language="de" fo:country="DE" fo:font-style="normal" fo:font-weight="normal" style:font-size-asian="12pt" style:font-size-complex="12pt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text-properties style:font-name="Times New Roman" fo:font-size="12pt" fo:language="de" fo:country="DE" style:font-size-asian="12pt" style:font-size-complex="12pt"/>
    </style:style>
    <style:style style:name="P25" style:family="paragraph" style:parent-style-name="Text_20_body" style:list-style-name="L13"/>
    <style:style style:name="P26" style:family="paragraph" style:parent-style-name="Text_20_body" style:list-style-name="L15"/>
    <style:style style:name="P27" style:family="paragraph" style:parent-style-name="Text_20_body" style:list-style-name="L16"/>
    <style:style style:name="P28" style:family="paragraph" style:parent-style-name="Text_20_body" style:list-style-name="L17"/>
    <style:style style:name="P29" style:family="paragraph" style:parent-style-name="Text_20_body" style:list-style-name="L18"/>
    <style:style style:name="P30" style:family="paragraph" style:parent-style-name="Text_20_body" style:list-style-name="L19"/>
    <style:style style:name="P31" style:family="paragraph" style:parent-style-name="Text_20_body">
      <style:text-properties fo:language="de" fo:country="DE"/>
    </style:style>
    <style:style style:name="P32" style:family="paragraph" style:parent-style-name="Text_20_body" style:list-style-name="L2">
      <style:text-properties fo:language="de" fo:country="DE"/>
    </style:style>
    <style:style style:name="P33" style:family="paragraph" style:parent-style-name="Text_20_body" style:list-style-name="L4">
      <style:text-properties fo:language="de" fo:country="DE"/>
    </style:style>
    <style:style style:name="P34" style:family="paragraph" style:parent-style-name="Text_20_body" style:list-style-name="L6">
      <style:text-properties fo:language="de" fo:country="DE"/>
    </style:style>
    <style:style style:name="P35" style:family="paragraph" style:parent-style-name="Text_20_body" style:list-style-name="L7">
      <style:text-properties fo:language="de" fo:country="DE"/>
    </style:style>
    <style:style style:name="P36" style:family="paragraph" style:parent-style-name="Text_20_body" style:list-style-name="L12">
      <style:text-properties fo:language="de" fo:country="DE"/>
    </style:style>
    <style:style style:name="P37" style:family="paragraph" style:parent-style-name="Text_20_body" style:list-style-name="L14">
      <style:text-properties fo:language="de" fo:country="DE"/>
    </style:style>
    <style:style style:name="P38" style:family="paragraph" style:parent-style-name="Text_20_body" style:list-style-name="L15">
      <style:text-properties fo:language="de" fo:country="DE"/>
    </style:style>
    <style:style style:name="P39" style:family="paragraph" style:parent-style-name="Text_20_body" style:list-style-name="L16">
      <style:text-properties fo:language="de" fo:country="DE"/>
    </style:style>
    <style:style style:name="P40" style:family="paragraph" style:parent-style-name="Text_20_body" style:list-style-name="L17">
      <style:text-properties fo:language="de" fo:country="DE"/>
    </style:style>
    <style:style style:name="P41" style:family="paragraph" style:parent-style-name="Text_20_body" style:list-style-name="L18">
      <style:text-properties fo:language="de" fo:country="DE"/>
    </style:style>
    <style:style style:name="P42" style:family="paragraph" style:parent-style-name="Text_20_body" style:list-style-name="L19">
      <style:text-properties fo:language="de" fo:country="DE"/>
    </style:style>
    <style:style style:name="P43" style:family="paragraph" style:parent-style-name="Heading_20_1">
      <style:text-properties fo:language="de" fo:country="DE"/>
    </style:style>
    <style:style style:name="P44" style:family="paragraph" style:parent-style-name="Heading_20_1">
      <style:paragraph-properties fo:break-before="page"/>
      <style:text-properties fo:language="de" fo:country="D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80" fo:language="de" fo:country="DE"/>
    </style:style>
    <style:style style:name="T3" style:family="text">
      <style:text-properties fo:color="#000080" fo:language="de" fo:country="DE" style:text-underline-style="solid" style:text-underline-width="auto" style:text-underline-color="font-color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fo:font-size="12pt" fo:language="de" fo:country="DE" style:font-size-asian="12pt" style:font-size-complex="12pt"/>
    </style:style>
    <style:style style:name="T10" style:family="text">
      <style:text-properties fo:language="de" fo:country="DE"/>
    </style:style>
    <style:style style:name="T11" style:family="text">
      <style:text-properties fo:language="de" fo:country="DE"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5cm" fo:text-indent="-0.635cm" fo:margin-left="1.2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cm" fo:text-indent="-0.635cm" fo:margin-left="1.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5cm" fo:text-indent="-0.635cm" fo:margin-left="1.2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cm" fo:text-indent="-0.635cm" fo:margin-left="1.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2" svg:x="2.972cm" svg:y="3.792cm" svg:width="15.425cm" svg:height="15.849cm" draw:z-index="0">
        <draw:image xlink:href="http://upload.wikimedia.org/wikipedia/de/thumb/3/38/Mischform.PNG/583px-Mischform.PNG" xlink:type="simple" xlink:show="embed" xlink:actuate="onLoad"/>
      </draw:frame>
      <draw:frame draw:style-name="fr1" draw:name="Grafik2" text:anchor-type="page" text:anchor-page-number="4" svg:x="2.196cm" svg:y="16.194cm" svg:width="16.521cm" svg:height="7.895cm" draw:z-index="1">
        <draw:image xlink:href="http://upload.wikimedia.org/wikipedia/commons/thumb/f/f1/Wertkette.JPG/800px-Wertkette.JPG" xlink:type="simple" xlink:show="embed" xlink:actuate="onLoad"/>
      </draw:frame>
      <text:h text:style-name="P43" text:outline-level="1">E-Payment (Electronic Payment)</text:h>
      <text:list xml:id="list3589694184707381134" text:style-name="L1">
        <text:list-item>
          <text:p text:style-name="P16"><text:span text:style-name="T10">Link: </text:span><text:a xlink:type="simple" xlink:href="http://de.wikipedia.org/wiki/E-Payment">http://de.wikipedia.org/wiki/E-Payment</text:a><text:span text:style-name="T10"> </text:span></text:p>
        </text:list-item>
      </text:list>
      <text:list xml:id="list5698137075290423234" text:style-name="L2">
        <text:list-item>
          <text:p text:style-name="P32">bezeichnet eine neue Erscheinungsform des Geldes.</text:p>
        </text:list-item>
        <text:list-item>
          <text:p text:style-name="P32">Offizielle Definition von E-Geld in Europa: E-Geld-Richtilinie, 2000/46 EG</text:p>
          <text:p text:style-name="P32">"ein monetärer (finanzieller) Wert in Form einer Forderung gegen eine ausgebende Stelle, der</text:p>
          <text:list>
            <text:list-item>
              <text:p text:style-name="P32">auf einem Datenträger gespeichert ist,</text:p>
            </text:list-item>
            <text:list-item>
              <text:p text:style-name="P32">gegen Entgegennahme eines Geldbetrages ausgegeben wird, dessen Wert nicht geringer ist als der ausgegebene monetäre Wert,</text:p>
            </text:list-item>
            <text:list-item>
              <text:p text:style-name="P32">von anderen Unternehmen als der ausgebenden Stelle als Zahlungsmittel akzeptiert wird."</text:p>
            </text:list-item>
          </text:list>
        </text:list-item>
        <text:list-item>
          <text:p text:style-name="P32">2 Kategorien von E-Geld:</text:p>
          <text:list>
            <text:list-item>
              <text:p text:style-name="P32">kartengeschützes E-Geld (Kartengeld), z.B Kontokarten mit Chip oder Magnetstreifen</text:p>
            </text:list-item>
            <text:list-item>
              <text:p text:style-name="P32">softwarebasiertes E-Geld (Netzgeld), z.B Online-Konten, die E-Geld für den Kunden transferiert.</text:p>
            </text:list-item>
          </text:list>
        </text:list-item>
        <text:list-item>
          <text:p text:style-name="P32">Elektronische Zahlungssysteme</text:p>
          <text:list>
            <text:list-item>
              <text:p text:style-name="P32">kategorisiert je nach Betrachtungsweise:</text:p>
              <text:list>
                <text:list-item>
                  <text:p text:style-name="P32">Zeitpunkt</text:p>
                  <text:list>
                    <text:list-item>
                      <text:p text:style-name="P32">Pre Paid: Ausführung der Zahlung vor dem Kauf</text:p>
                    </text:list-item>
                    <text:list-item>
                      <text:p text:style-name="P32">Pay Now: Abbuchung vom Kundenkonto zeichgleich mit dem Kauf</text:p>
                    </text:list-item>
                    <text:list-item>
                      <text:p text:style-name="P32">Pay Later: Belastung des Kundenkontos erst nach der Transaktion</text:p>
                    </text:list-item>
                  </text:list>
                </text:list-item>
                <text:list-item>
                  <text:p text:style-name="P32">Höhe des Betrags</text:p>
                  <text:list>
                    <text:list-item>
                      <text:p text:style-name="P32">Macropayment (ab ca. 5 €)</text:p>
                    </text:list-item>
                    <text:list-item>
                      <text:p text:style-name="P32">Micropayment (ab ca. 5 Cent – ca. 5€)</text:p>
                    </text:list-item>
                    <text:list-item>
                      <text:p text:style-name="P32">Millipayment, Minipayment, Picopayment oder auch Nanopayment ( bis ca. 5 Cent)</text:p>
                    </text:list-item>
                  </text:list>
                </text:list-item>
                <text:list-item>
                  <text:p text:style-name="P32">Nach Art der Basierung</text:p>
                  <text:list>
                    <text:list-item>
                      <text:p text:style-name="P32">Diejenigen Verfahren, die eine gleiche Basis bzw. Grundlage (Technik, Methode, zugrundeliegendes Medium) haben</text:p>
                    </text:list-item>
                  </text:list>
                </text:list-item>
                <text:list-item>
                  <text:p text:style-name="P32">Nach eingesetzter Hard- und Software</text:p>
                  <text:list>
                    <text:list-item>
                      <text:p text:style-name="P32">Kategorisierung anhand der eingesetzten Hard- und Software-Komponenten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/>
      <text:p text:style-name="P31"/>
      <text:p text:style-name="P31"/>
      <text:p text:style-name="P31"/>
      <text:list xml:id="list34534510" text:continue-numbering="true" text:style-name="L2">
        <text:list-item>
          <text:list>
            <text:list-item>
              <text:p text:style-name="P32"><text:soft-page-break/>Die Kategorisierung reicht meistens nicht aus um die Anbieter genau zu definieren.</text:p>
              <text:p text:style-name="P32">Es gibt somit eine Mischformkategorisierung:</text:p>
            </text:list-item>
          </text:list>
        </text:list-item>
      </text:list>
      <text:p text:style-name="P31"/>
      <text:list xml:id="list34520888" text:continue-numbering="true" text:style-name="L2">
        <text:list-item>
          <text:p text:style-name="P32">Anforderungen an E-Payment</text:p>
          <text:list>
            <text:list-item>
              <text:p text:style-name="P32">Fälschungssicherheit der Beträge und Konten</text:p>
            </text:list-item>
            <text:list-item>
              <text:p text:style-name="P32">Umlauffähigkeit in "reales" Geld (Scheine, Münzen)</text:p>
            </text:list-item>
            <text:list-item>
              <text:p text:style-name="P32">Einfache, schnelle, sichere Systeme zur für den Anwender elektronische Bezahlungen</text:p>
            </text:list-item>
            <text:list-item>
              <text:p text:style-name="P32">Portierbarkeit: Online-Bezahlsysteme auf vielen E-Commerce-Plattformen einsetzbar</text:p>
            </text:list-item>
          </text:list>
        </text:list-item>
      </text:list>
      <text:h text:style-name="P43" text:outline-level="1"/>
      <text:h text:style-name="P44" text:outline-level="1">M-Payment (Mobile Payment)</text:h>
      <text:list xml:id="list4579230843393156420" text:style-name="L3">
        <text:list-item>
          <text:p text:style-name="P17"><text:a xlink:type="simple" xlink:href="http://de.wikipedia.org/wiki/Mobile-Payment">http://de.wikipedia.org/wiki/Mobile-Payment</text:a><text:span text:style-name="T10"> </text:span></text:p>
        </text:list-item>
      </text:list>
      <text:list xml:id="list1662244835081812409" text:style-name="L4">
        <text:list-item>
          <text:p text:style-name="P33">Bezahlvorgang, bei dem mindestens der Zahlungspflichtige mobile elektronische Techniken zur Initiierung, Autorisierung oder Realisierung der Zahlung einsetzt. Man kann somit E-Geld transferieren.</text:p>
        </text:list-item>
      </text:list>
      <text:h text:style-name="P43" text:outline-level="1">Internet-Bezahl-Dienste/ Online-Bezahl-Systeme/ Internet-/Online-Finanzdienstleister</text:h>
      <text:list xml:id="list6637764792430324907" text:style-name="L5">
        <text:list-item>
          <text:p text:style-name="P9">Scheint alles das selbe zu bedeuten</text:p>
        </text:list-item>
        <text:list-item>
          <text:p text:style-name="P9">Für mich sind es Unternehmen, die ihren Kunden E-Payment anbieten und dabei bestimmte Techniken und Bezahlsysteme definieren.</text:p>
        </text:list-item>
      </text:list>
      <text:p text:style-name="P8"><text:s text:c="2"/></text:p>
      <text:p text:style-name="P8"/>
      <text:h text:style-name="P44" text:outline-level="1">Wertschöpfungskette "online"</text:h>
      <text:list xml:id="list537310149916433744" text:style-name="L6">
        <text:list-item>
          <text:p text:style-name="P18"><text:a xlink:type="simple" xlink:href="http://de.wikipedia.org/wiki/Wertschöpfungskette"><text:span text:style-name="T2">http://de.wikipedia.org/wiki/</text:span></text:a><text:a xlink:type="simple" xlink:href="http://de.wikipedia.org/wiki/Wertschöpfungskette">Wertschö</text:a><text:span text:style-name="T3">pfungskette</text:span></text:p>
        </text:list-item>
        <text:list-item>
          <text:p text:style-name="P34">stellt die Stufen der Produktion als eine geordnete Reihung von Tätigkeiten dar.</text:p>
        </text:list-item>
        <text:list-item>
          <text:p text:style-name="P34">Diese Tätigkeiten schaffen Werte, verbrauchen Ressourcen und sind in Prozessen miteinander verbunden.</text:p>
        </text:list-item>
        <text:list-item>
          <text:p text:style-name="P34">Folgende Fragen kann man mit der Wertkette beantworten:</text:p>
          <text:list>
            <text:list-item>
              <text:p text:style-name="P34">Wie hoch sind die Kosten der einzelnen Aktivitäten?</text:p>
            </text:list-item>
            <text:list-item>
              <text:p text:style-name="P34">Sind die Aktivitäten branchenüblich? Führen sie zu einem Wettbewerbsvorteil oder zu einem Kostennachteil (weil Kunden diese Aktivität gar nicht wahrnehmen) ?</text:p>
            </text:list-item>
            <text:list-item>
              <text:p text:style-name="P34">Ist die Wertkette auf die Kaufkriterien der Kunden abgestimmt?</text:p>
            </text:list-item>
            <text:list-item>
              <text:p text:style-name="P34">Wie sind die Wertaktivitäten innerhalb der eigenen Wertkette miteinander verknüpft?</text:p>
            </text:list-item>
            <text:list-item>
              <text:p text:style-name="P34">Wer ist Kunde der Aktivität oder des Prozesses?</text:p>
            </text:list-item>
            <text:list-item>
              <text:p text:style-name="P34">Input/Output der Aktivität/ des Prozesses?</text:p>
            </text:list-item>
            <text:list-item>
              <text:p text:style-name="P34">Gesamtkosten der Aktivität/ des Prozesses pro Jahr?</text:p>
            </text:list-item>
            <text:list-item>
              <text:p text:style-name="P34">Primäre Kostentreiber?</text:p>
            </text:list-item>
            <text:list-item>
              <text:p text:style-name="P34">Finanzielle Leistungsmessgrößen</text:p>
            </text:list-item>
            <text:list-item>
              <text:p text:style-name="P34">Produktivitätsmessgrößen?</text:p>
            </text:list-item>
          </text:list>
        </text:list-item>
        <text:list-item>
          <text:p text:style-name="P34">Wertschöpfungskettendiagramm </text:p>
          <text:p text:style-name="P18"><text:span text:style-name="T10">(mehr Info auf </text:span><text:a xlink:type="simple" xlink:href="http://de.wikipedia.org/wiki/Wertschöpfungskettendiagramm">http://de.wikipedia.org/wiki/Wertsch%C3%B6pfungskettendiagramm</text:a><text:span text:style-name="T10">):</text:span></text:p>
          <text:list>
            <text:list-item>
              <text:p text:style-name="P34">Marge: der unterschied zwischen dem Ertrag, den dieses Produkt erbringt, und den eingesetzten Ressourcen.</text:p>
            </text:list-item>
            <text:list-item>
              <text:p text:style-name="P34">Primäraktivitäten: liefern einen direkten Wert schöpfenden Beitrag zur Erstellung eines Produktes oder einer Dienstleistung.</text:p>
            </text:list-item>
            <text:list-item>
              <text:p text:style-name="P34">Unterstützungsaktivitäten: Notwendige Voraussetzung für die Ausübung der primären Aktivitäten.</text:p>
            </text:list-item>
          </text:list>
        </text:list-item>
        <text:list-item>
          <text:p text:style-name="P34"><text:soft-page-break/>Aktivitäten nach Kriterien voneinander abgrenzbar:</text:p>
          <text:list>
            <text:list-item>
              <text:p text:style-name="P34">Aktivitäten aus unterschiedlichen wirtschaftlichen Bereichen</text:p>
            </text:list-item>
            <text:list-item>
              <text:p text:style-name="P34">Aktivitäten mit einem hohen Differezierungspotenzioal</text:p>
            </text:list-item>
            <text:list-item>
              <text:p text:style-name="P34">Aktivitäten mit einem erheblichen oder steigenden Kostenanteil</text:p>
            </text:list-item>
          </text:list>
        </text:list-item>
        <text:list-item>
          <text:p text:style-name="P34">Jede Kategorie der primären/unterstützenden Aktivitäten lassen sich nach folgende Kriterien unterteilen:</text:p>
          <text:list>
            <text:list-item>
              <text:p text:style-name="P34">direkte Aktivitäten: beteiligt an der Wertbildung für den Kunden (Montage, maschinelle Bearbeitung, Werbung, Forschung)</text:p>
            </text:list-item>
            <text:list-item>
              <text:p text:style-name="P34">indirekte Aktivitäten: gewährleisten die kontinuierliche Ausführung von direkten Aktivitäten (Instandhaltung, Terminplanung, Betriebe der der Anlagen, Verkaufs- und Forschungsverwaltung)</text:p>
            </text:list-item>
            <text:list-item>
              <text:p text:style-name="P34">Qualitätssicherung: stellt die Qualität der direkten und indirekten Aktivitäten sicher (Überwachung Güterprüfung, Tests)</text:p>
            </text:list-item>
          </text:list>
        </text:list-item>
      </text:list>
      <text:h text:style-name="P43" text:outline-level="1">Geschäftsmodell</text:h>
      <text:list xml:id="list7848608331178417973" text:style-name="L7">
        <text:list-item>
          <text:p text:style-name="P19"><text:a xlink:type="simple" xlink:href="http://de.wikipedia.org/wiki/Geschäftsmodell">http://de.wikipedia.org/wiki/Gesch</text:a><text:span text:style-name="T3">äftsmodell</text:span></text:p>
        </text:list-item>
        <text:list-item>
          <text:p text:style-name="P35">beschreibt die logische Funktionsweise eines Unternehmens und insbesondere die spezifische Art und Weise, mit er es Gewinne erwirtschaftet.</text:p>
        </text:list-item>
        <text:list-item>
          <text:p text:style-name="P35">hilft Schlüsselfaktoren des Unternehmenserfolges oder Misserfolges zu verstehen und zu analysieren.</text:p>
        </text:list-item>
        <text:list-item>
          <text:p text:style-name="P35">Ein Geschäftsmodell besteht aus 3 Hauptkomponenten</text:p>
          <text:list>
            <text:list-item>
              <text:p text:style-name="P35">Nutzenversprechen: </text:p>
              <text:list>
                <text:list-item>
                  <text:p text:style-name="P35">welchen Nutzen und Wert stiftet das Unternehmen für Kunden und strategische Partner?</text:p>
                </text:list-item>
              </text:list>
            </text:list-item>
            <text:list-item>
              <text:p text:style-name="P35">Architektur der Wertschöpfung: </text:p>
              <text:list>
                <text:list-item>
                  <text:p text:style-name="P35">wie wird die Leistung in welcher Konfiguration erstellt? </text:p>
                </text:list-item>
                <text:list-item>
                  <text:p text:style-name="P35">Welche Leistungen werden auf welchen Märkten angeboten (Produkt/ Markt Strategien)?</text:p>
                </text:list-item>
              </text:list>
            </text:list-item>
            <text:list-item>
              <text:p text:style-name="P35">Ertragsmodell: </text:p>
              <text:list>
                <text:list-item>
                  <text:p text:style-name="P35">Wodurch wird das Geld verdient?</text:p>
                </text:list-item>
              </text:list>
            </text:list-item>
          </text:list>
        </text:list-item>
      </text:list>
      <text:list xml:id="list1938034868003771691" text:style-name="L8">
        <text:list-item>
          <text:p text:style-name="P3"><text:span text:style-name="T11">Kernkompetenzen (</text:span><text:a xlink:type="simple" xlink:href="http://de.wikipedia.org/wiki/Kernkompetenz">http://de.wikipedia.org/wiki/Kernkompetenz</text:a><text:span text:style-name="T10">)</text:span></text:p>
          <text:list>
            <text:list-item>
              <text:p text:style-name="P3"><text:span text:style-name="T10">Eine Kernkompetenz hat folgende Eigenschaften:</text:span></text:p>
              <text:list>
                <text:list-item>
                  <text:p text:style-name="P10">Differenzierung: bezeichnet eine Tätigkeit/Fähigkeit, die ein Unternehmen im Vergleich zur Konkurrenz besser ausführen kann und dadurch einen Wettbewerbsvorteil erlangt hat.</text:p>
                </text:list-item>
                <text:list-item>
                  <text:p text:style-name="P10">Diversifikation: Haben das Potential, den Zugang zu einer Vielzahl von Märkten zu ermöglichen</text:p>
                </text:list-item>
                <text:list-item>
                  <text:p text:style-name="P10">Kundennutzen: Kann auf Basis dieser Kernkompetenz ein nachhaltiger Mehrwert für den Kunden erbracht werden?</text:p>
                </text:list-item>
                <text:list-item>
                  <text:p text:style-name="P10">Imitationsschutz: sollte für die Konkurrenz schwierig zu kopieren sein.</text:p>
                </text:list-item>
              </text:list>
            </text:list-item>
          </text:list>
        </text:list-item>
      </text:list>
      <text:p text:style-name="P8"/>
      <text:p text:style-name="P8"><text:soft-page-break/></text:p>
      <text:list xml:id="list34503630" text:continue-numbering="true" text:style-name="L8">
        <text:list-item>
          <text:p text:style-name="P3"><text:span text:style-name="T11">Erfolgsfaktoren (CSF) </text:span></text:p>
          <text:list>
            <text:list-item>
              <text:p text:style-name="P3"><text:a xlink:type="simple" xlink:href="http://de.wikipedia.org/wiki/Kritischer_Erfolgsfaktor">http://de.wikipedia.org/wiki/Kritischer_Erfolgsfaktor</text:a><text:span text:style-name="T10"> </text:span></text:p>
            </text:list-item>
            <text:list-item>
              <text:p text:style-name="P13">ist eine Eigenschaft einer Organisation, die bei ausreichend guten Werten das Erreichen der Ziele der Organisation ermöglicht, z.B Gewinnmaximierung, Kommunikation, Qualität, Kostenführerschaft, etc.</text:p>
            </text:list-item>
            <text:list-item>
              <text:p text:style-name="P13">entscheiden über den Erfolg des Unternehmens</text:p>
            </text:list-item>
            <text:list-item>
              <text:p text:style-name="P13">Vorgehen der CSF-Analyse:</text:p>
            </text:list-item>
          </text:list>
        </text:list-item>
      </text:list>
      <text:list xml:id="list5810906483436235259" text:style-name="L9">
        <text:list-item>
          <text:list>
            <text:list-item>
              <text:list>
                <text:list-item>
                  <text:p text:style-name="P14">Identifizieren der CSF</text:p>
                </text:list-item>
                <text:list-item>
                  <text:p text:style-name="P14">Festlegung der Befragungsteilnehmer, die mit dem CSF in Berührung kommen</text:p>
                </text:list-item>
                <text:list-item>
                  <text:p text:style-name="P14">Formulierung des Fragebogen</text:p>
                </text:list-item>
                <text:list-item>
                  <text:p text:style-name="P14">Durchführung der Datenerhebung</text:p>
                </text:list-item>
                <text:list-item>
                  <text:p text:style-name="P14">Auswertung und Darstellung der Erhebungsdaten (nach Priorität und Leistung klassifiziert und nach Dringlichkeit der Leistungsdifferenz sortiert).</text:p>
                </text:list-item>
                <text:list-item>
                  <text:p text:style-name="P14">Interpretation der Ergebnisse</text:p>
                </text:list-item>
                <text:list-item>
                  <text:p text:style-name="P14">Präsentation</text:p>
                </text:list-item>
              </text:list>
            </text:list-item>
          </text:list>
        </text:list-item>
      </text:list>
      <text:list xml:id="list281596135891086643" text:style-name="L10">
        <text:list-item>
          <text:list>
            <text:list-item>
              <text:p text:style-name="P15">Beispiel der Einführung eines IT-Projekt können kritische Erfolgsfaktoren sein:</text:p>
              <text:list>
                <text:list-item>
                  <text:p text:style-name="P15">Professionelles Projektmanagement</text:p>
                </text:list-item>
                <text:list-item>
                  <text:p text:style-name="P15">frühzeitiges Erkennen von Risiken</text:p>
                </text:list-item>
                <text:list-item>
                  <text:p text:style-name="P15">Ausreichende Planung von der Implementierung</text:p>
                </text:list-item>
              </text:list>
            </text:list-item>
          </text:list>
        </text:list-item>
      </text:list>
      <text:p text:style-name="P7"/>
      <text:list xml:id="list34532260" text:continue-list="list34503630" text:style-name="L8">
        <text:list-item>
          <text:p text:style-name="P10">Risikofaktoren (Bezug zu Risikomanagement)</text:p>
          <text:list>
            <text:list-item>
              <text:p text:style-name="P1"><text:a xlink:type="simple" xlink:href="http://de.wikipedia.org/wiki/Value_at_Risk">http://de.wikipedia.org/wiki/Value_at_Risk</text:a><text:span text:style-name="T10"> </text:span></text:p>
            </text:list-item>
            <text:list-item>
              <text:p text:style-name="P10">bezeichnet ein Risikomaß, welchen Wert der Verlust einer bestimmten Risikoposition mit einer gegebenen Wahrscheinlichkeit innerhalb eines gegebenen Zeithorizonts nicht überschreitet.</text:p>
            </text:list-item>
            <text:list-item>
              <text:p text:style-name="P13"><text:span text:style-name="T4">BSP:</text:span><text:span text:style-name="T7"> </text:span><text:span text:style-name="T5">Ein Value at Risk von 10 Mio. EUR bei einer Haltedauer von 1 Tag und einem Konfidenzniveau von 97,5 % bedeutet, dass der potentielle Verlust der betrachteten Risikoposition von einem Tag auf den nächsten mit einer Wahrscheinlichkeit von 97,5 % den Betrag von 10 Mio. EUR nicht überschreiten wird.</text:span><text:span text:style-name="T8"> </text:span></text:p>
            </text:list-item>
          </text:list>
        </text:list-item>
        <text:list-item>
          <text:p text:style-name="P10">Steuergrößen (KPD)</text:p>
          <text:list>
            <text:list-item>
              <text:p text:style-name="P10">nix dazu gefunden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43" text:outline-level="1"><text:soft-page-break/>Prozesse</text:h>
      <text:list xml:id="list56565066877897566" text:style-name="L11">
        <text:list-item>
          <text:p text:style-name="P2"><text:a xlink:type="simple" xlink:href="http://de.wikipedia.org/wiki/SCOR-Modell">http://de.wikipedia.org/wiki/SCOR-Modell</text:a><text:span text:style-name="T10"> </text:span></text:p>
        </text:list-item>
        <text:list-item>
          <text:p text:style-name="P11">Management<text:span text:style-name="T1">prozesse</text:span> (oberste Ebene) definieren den Umfang der Lieferkette (Supply Chain)</text:p>
          <text:list>
            <text:list-item>
              <text:p text:style-name="P4">Planung: </text:p>
              <text:list>
                <text:list-item>
                  <text:p text:style-name="P6">Aggregierte Nachfrage und Angebot sollen in Einklang gebracht werden</text:p>
                </text:list-item>
              </text:list>
            </text:list-item>
            <text:list-item>
              <text:p text:style-name="P4">Beschaffung: </text:p>
              <text:list>
                <text:list-item>
                  <text:p text:style-name="P5"><text:span text:style-name="T4">(</text:span><text:span text:style-name="T6">Vor-)Produkte und Dienstleistungen zur Verfügung stellen</text:span> </text:p>
                </text:list-item>
              </text:list>
            </text:list-item>
            <text:list-item>
              <text:p text:style-name="P5">Herstellung:</text:p>
              <text:list>
                <text:list-item>
                  <text:p text:style-name="P6">End-/Zwischenprodukte produzieren, die an Kunden geliefert werden können</text:p>
                </text:list-item>
                <text:list-item>
                  <text:p text:style-name="P6">Make-to-stock (Lagerfertigung), Make-to-order (Auftragsfertigung), Engineer-to-order (Projektfertigung)</text:p>
                </text:list-item>
              </text:list>
            </text:list-item>
            <text:list-item>
              <text:p text:style-name="P5">Lieferung: </text:p>
              <text:list>
                <text:list-item>
                  <text:p text:style-name="P6">Fertigprodukte oder Dienstleistungen an Kunden liefern inkl. Lager-, Auftrags- und Transportmanagement</text:p>
                </text:list-item>
              </text:list>
            </text:list-item>
            <text:list-item>
              <text:p text:style-name="P5">Rückgabe:</text:p>
              <text:list>
                <text:list-item>
                  <text:p text:style-name="P21">Die Rücksendung fehlerhafter Produkte annehmen und die Rücksendung von Rohstoffen (an den Lieferanten) in die Wege leiten</text:p>
                </text:list-item>
              </text:list>
            </text:list-item>
          </text:list>
        </text:list-item>
        <text:list-item>
          <text:p text:style-name="P21">Konfigurationsebene (zweite Ebene): Prozess<text:span text:style-name="T1">typen</text:span> werden an die Prozesse zugeteilt:</text:p>
          <text:list>
            <text:list-item>
              <text:p text:style-name="P21">Planungsprozesse: </text:p>
              <text:list>
                <text:list-item>
                  <text:p text:style-name="P21">Prozesse, die einer aggregierten Nachfrage innerhalb eines bestimmten Planungszeitraumes nachkommen sollen.</text:p>
                </text:list-item>
              </text:list>
            </text:list-item>
            <text:list-item>
              <text:p text:style-name="P21">Ausführungsprozesse</text:p>
              <text:list>
                <text:list-item>
                  <text:p text:style-name="P21">Prozesse, die durch einen Planungsprozess ausgelöst werden und den Status eines Produktes verändern.</text:p>
                </text:list-item>
              </text:list>
            </text:list-item>
            <text:list-item>
              <text:p text:style-name="P21">Unterstützungsprozesse</text:p>
              <text:list>
                <text:list-item>
                  <text:p text:style-name="P21">Prozesse, die Informationen oder Beziehungen vorbereiten, aufrechterhalten oder verwalten, auf denen die Planungs- und Ausführungsprozesse basieren</text:p>
                </text:list-item>
              </text:list>
            </text:list-item>
          </text:list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43" text:outline-level="1"><text:soft-page-break/>Strategie</text:h>
      <text:list xml:id="list3935043850606187933" text:style-name="L12">
        <text:list-item>
          <text:p text:style-name="P23"><text:a xlink:type="simple" xlink:href="http://de.wikipedia.org/wiki/Strategie_(Wirtschaft)">http://de.wikipedia.org/wiki/Strategie_(Wirtschaft)</text:a><text:span text:style-name="T10"> </text:span></text:p>
        </text:list-item>
        <text:list-item>
          <text:p text:style-name="P36">meist langfristig geplante Verhaltensweisen der Unternehmen zur Erreichung ihrer Ziele</text:p>
        </text:list-item>
        <text:list-item>
          <text:p text:style-name="P36">die verschiedenen Strategien:</text:p>
          <text:list>
            <text:list-item>
              <text:p text:style-name="P36">Klassische Strategie: </text:p>
              <text:list>
                <text:list-item>
                  <text:p text:style-name="P36">Es existiert ein Plan, der vollständig in die Tat umgesetzt wird.</text:p>
                </text:list-item>
              </text:list>
            </text:list-item>
            <text:list-item>
              <text:p text:style-name="P36">Unternehmerische Strategie: </text:p>
              <text:list>
                <text:list-item>
                  <text:p text:style-name="P36">eine Vision (kein detaillierter Plan, sondern eine gute Idee, wo „es“ hingeht) steht im Vordergrund zur Erreichung der Ziele.</text:p>
                </text:list-item>
                <text:list-item>
                  <text:p text:style-name="P36">Das Unternehmen ist auf äußere Einflüsse flexibel und kann bei Gelegenheit auch ihre Vision ändern.</text:p>
                </text:list-item>
              </text:list>
            </text:list-item>
            <text:list-item>
              <text:p text:style-name="P36">Ideologische Strategie: </text:p>
              <text:list>
                <text:list-item>
                  <text:p text:style-name="P36">wenn viele Personen innerhalb einer Organisation eine Vision teilen und sich mit dieser identifizieren.</text:p>
                </text:list-item>
              </text:list>
            </text:list-item>
            <text:list-item>
              <text:p text:style-name="P36">Schirm-Strategie:</text:p>
              <text:list>
                <text:list-item>
                  <text:p text:style-name="P36">Entscheidungen in der Organisation sind nicht mehr von zentralen Entscheidungsträger unmittelbar erzwingbar, da es viele Richtlinien, Regeln, Maßgaben etc. gibt, in denen sich die Akteure der Organisation bewegen müssen.</text:p>
                </text:list-item>
                <text:list-item>
                  <text:p text:style-name="P36">Entscheidungen "bewegen sich in einem gegebenen Rahmen." </text:p>
                </text:list-item>
              </text:list>
            </text:list-item>
            <text:list-item>
              <text:p text:style-name="P36">Prozess-Strategie</text:p>
              <text:list>
                <text:list-item>
                  <text:p text:style-name="P36">zentrale Entscheidungsträger beeinflussen den Prozess der Strategiefindung und überlassen den Inhalt der Strategien anderen.</text:p>
                </text:list-item>
              </text:list>
            </text:list-item>
            <text:list-item>
              <text:p text:style-name="P36">Unverbundene Strategie:</text:p>
              <text:list>
                <text:list-item>
                  <text:p text:style-name="P36">viel Entscheidungsspielraum für große Teile einer Organisation, dass dieser Teil eine eigene Strategie verfolgen kann.</text:p>
                </text:list-item>
              </text:list>
            </text:list-item>
            <text:list-item>
              <text:p text:style-name="P36">Konsens-Strategie:</text:p>
              <text:list>
                <text:list-item>
                  <text:p text:style-name="P36">Aktivitäten konvergieren von vielen unterschiedlichen Akteuren zu einem Thema oder Muster, sodass sie die ganze Organisation durchdringt und keinen Bedarf an zentraler Richtungsgebung oder Steuerung.</text:p>
                </text:list-item>
                <text:list-item>
                  <text:p text:style-name="P36">Strategie entsteht aus Aktivitäten und nicht aus Absichten.</text:p>
                </text:list-item>
              </text:list>
            </text:list-item>
            <text:list-item>
              <text:p text:style-name="P36">Aufgezwungene Strategie</text:p>
              <text:list>
                <text:list-item>
                  <text:p text:style-name="P36">Aufgeben der Kontrolle über die Umwelt. Die Umwelt zwingt die Organisation zu Aktivitäten</text:p>
                </text:list-item>
              </text:list>
            </text:list-item>
          </text:list>
        </text:list-item>
        <text:list-item>
          <text:p text:style-name="P36">Merkmale der Unternehmensstrategie</text:p>
          <text:list>
            <text:list-item>
              <text:p text:style-name="P36">Strategien legen das/die Aktivitätsfeld/er oder die Domäne der Unternehmung fest.</text:p>
            </text:list-item>
            <text:list-item>
              <text:p text:style-name="P36">Strategien sind Konkurrenz bezogen, sie bestimmen das Handlungsprogramm in Relation zu Konkurrenten, z.B in Form von Imitation, Kooperation, Dominanz oder Abgrenzung</text:p>
            </text:list-item>
            <text:list-item>
              <text:p text:style-name="P36"><text:soft-page-break/>Strategien nehmen Bezug auf die Umweltsituationen und -entwicklungen, auf Chancen und Risiken. Sie reagieren auf externe Veränderungen und / oder versuchen diese aktiv im eigenen Sinne zu beeinflussen</text:p>
            </text:list-item>
            <text:list-item>
              <text:p text:style-name="P36">Strategien spiegeln die zentrale Einstellungen, Wünsche und Wertvorstellungen der bestimmten Entscheidungsträger wider.</text:p>
            </text:list-item>
            <text:list-item>
              <text:p text:style-name="P36">Richten sich auf das ganze Geschäft, nicht nur auf einzelnen Funktionsbereiche.</text:p>
            </text:list-item>
            <text:list-item>
              <text:p text:style-name="P22">Strategien haben eine hohe Bedeutung für die Vermögens- und Ertragslage eines Unternehmens und weit reichende Konsequenzen, was die Ressourcenbindung anbelangt; es handelt sich um große Entscheidungen</text:p>
            </text:list-item>
            <text:list-item>
              <text:p text:style-name="P22">Strategien sind zukunftsorientiert, sie basieren auf Erwartungen über die Entwicklung eigener Kompetenzen und Umweltzustände</text:p>
            </text:list-item>
            <text:list-item>
              <text:p text:style-name="P22">Strategien können, müssen aber nicht, Ergebnis eines systematischen Planungsprozesses sein.</text:p>
            </text:list-item>
            <text:list-item>
              <text:p text:style-name="P24"><text:span text:style-name="T6">Strategie darf nicht als Ergebnis, sondern als Prozess verstanden werden</text:span> </text:p>
            </text:list-item>
          </text:list>
        </text:list-item>
      </text:list>
      <text:p text:style-name="P20"/>
      <text:list xml:id="list34534943" text:continue-numbering="true" text:style-name="L12">
        <text:list-item>
          <text:p text:style-name="P24">Konkrete Strategien in der Unternehmensstrategien</text:p>
          <text:list>
            <text:list-item>
              <text:p text:style-name="P23"><text:span text:style-name="T9">Marketingstrategie: </text:span><text:a xlink:type="simple" xlink:href="http://de.wikipedia.org/wiki/Marketingstrategie">http://de.wikipedia.org/wiki/Marketingstrategie</text:a><text:span text:style-name="T10"> </text:span></text:p>
            </text:list-item>
            <text:list-item>
              <text:p text:style-name="P23"><text:span text:style-name="T9">Win-Win-Strategie:</text:span><text:a xlink:type="simple" xlink:href="http://de.wikipedia.org/wiki/Win-Win">http://de.wikipedia.org/wiki/Win-Win</text:a><text:span text:style-name="T10"> </text:span></text:p>
            </text:list-item>
            <text:list-item>
              <text:p text:style-name="P23"><text:span text:style-name="T9">schneller Erfolg: </text:span><text:a xlink:type="simple" xlink:href="http://de.wikipedia.org/wiki/Schneller_Erfolg">http://de.wikipedia.org/wiki/Schneller_Erfolg</text:a><text:span text:style-name="T10"> </text:span></text:p>
            </text:list-item>
            <text:list-item>
              <text:p text:style-name="P23"><text:span text:style-name="T9">Strategische Management: </text:span><text:a xlink:type="simple" xlink:href="http://de.wikipedia.org/wiki/Strategisches_Management">http://de.wikipedia.org/wiki/Strategisches_Management</text:a><text:span text:style-name="T10"> </text:span></text:p>
            </text:list-item>
            <text:list-item>
              <text:p text:style-name="P23"><text:span text:style-name="T9">Preisstrategie: </text:span><text:a xlink:type="simple" xlink:href="http://de.wikipedia.org/wiki/Preisstrategie#Preisstrategien">http://de.wikipedia.org/wiki/Preisstrategie#Preisstrategien</text:a><text:span text:style-name="T10"> </text:span></text:p>
            </text:list-item>
            <text:list-item>
              <text:p text:style-name="P23"><text:span text:style-name="T9">Differenzierungsstrategie: </text:span><text:a xlink:type="simple" xlink:href="http://de.wikipedia.org/wiki/Differenzierungsstrategie#Differenzierungsstrategie">http://de.wikipedia.org/wiki/Differenzierungsstrategie#Differenzierungsstrategie</text:a><text:span text:style-name="T10"> </text:span>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43" text:outline-level="1"><text:soft-page-break/>Kennzahlen</text:h>
      <text:list xml:id="list6772516732441374776" text:style-name="L13">
        <text:list-item>
          <text:p text:style-name="P25"><text:a xlink:type="simple" xlink:href="http://de.wikipedia.org/wiki/Betriebswirtschaftliche_Kennzahl">http://de.wikipedia.org/wiki/Betriebswirtschaftliche_Kennzahl</text:a><text:span text:style-name="T10"> </text:span></text:p>
        </text:list-item>
      </text:list>
      <text:list xml:id="list9022651137021585920" text:style-name="L14">
        <text:list-item>
          <text:p text:style-name="P37">Betriebswirtschaftliche Kennzahlen werden innerhalb der Betriebswirtschaft zur Beurteilung von Unternehmen eingesetzt.</text:p>
        </text:list-item>
        <text:list-item>
          <text:p text:style-name="P37">Dient als Basis für</text:p>
          <text:list>
            <text:list-item>
              <text:p text:style-name="P37">Entscheidungen (Problemerkennung, Ermittlung von betrieblichen Stark- und Schwachstellen, Informationsgewinnung) </text:p>
            </text:list-item>
            <text:list-item>
              <text:p text:style-name="P37">zur Kontrolle (Soll-Ist-Vergelich)</text:p>
            </text:list-item>
            <text:list-item>
              <text:p text:style-name="P37">zur Dokumentation</text:p>
            </text:list-item>
            <text:list-item>
              <text:p text:style-name="P37">und Koordination (Verhaltenssteuerung)</text:p>
            </text:list-item>
          </text:list>
          <text:p text:style-name="P37"><text:s/>wichtiger Sachverhältnisse und Zusammenhänge im Unternehmen.</text:p>
        </text:list-item>
        <text:list-item>
          <text:p text:style-name="P37">Arten von Kennzahlen:</text:p>
          <text:list>
            <text:list-item>
              <text:p text:style-name="P37">Absolute Kennzahlen: betriebswirtschaftliche Einzelwerte, Summenwerte, Differenzwerte und Mittelwerte, z.B Cash Flow, Deckungsbeitrag, Gewinn von Zinsen und Steuern (EBIT)</text:p>
            </text:list-item>
            <text:list-item>
              <text:p text:style-name="P37">Relative Kennzahlen: Verbindung zweier betriebswirtschaftlicher Werte zu einer Kennzahl mit erhöhter und/oder spezifischer Aussagekraft</text:p>
            </text:list-item>
          </text:list>
        </text:list-item>
        <text:list-item>
          <text:p text:style-name="P37">Funktionen von Kennzahlen:</text:p>
          <text:list>
            <text:list-item>
              <text:p text:style-name="P37">Entscheidungsfunktion: als Grundlage für betriebswirtschaftliche Entscheidungen</text:p>
            </text:list-item>
            <text:list-item>
              <text:p text:style-name="P37">Kontrollfunktion: Kontrolle von geplantem und erreichten Ergebnis</text:p>
            </text:list-item>
            <text:list-item>
              <text:p text:style-name="P37">Koordinationsfunktion: helfen bei Durchsetzung von Entscheidungen, Koordination verschiedener unternehmerischer Bereiche und bei Verhaltenssteuerung von Mitarbeitern.</text:p>
            </text:list-item>
          </text:list>
        </text:list-item>
        <text:list-item>
          <text:p text:style-name="P37">Gliederung von Kennzahlen nach dem zugrunde liegenden Sachverhalt</text:p>
          <text:list>
            <text:list-item>
              <text:p text:style-name="P37">Erfolgskennzahlen: </text:p>
              <text:list>
                <text:list-item>
                  <text:p text:style-name="P37">dienen der Ermittlung des Unternehmenserfolgs</text:p>
                </text:list-item>
                <text:list-item>
                  <text:p text:style-name="P37">BSP: Gewinn von Steuern, Umsatz, Cash-Flow, EBIT, Produktergebnisse, Rohertrag, Gesamtbetriebsertrag, Personalleistung</text:p>
                </text:list-item>
              </text:list>
            </text:list-item>
            <text:list-item>
              <text:p text:style-name="P37">Liquiditätskennzahlen</text:p>
              <text:list>
                <text:list-item>
                  <text:p text:style-name="P37">BSP: Cash Ratio, Acid Test Ration, Current Ratio, Anlagendeckung, Einzugsliquidität</text:p>
                </text:list-item>
              </text:list>
            </text:list-item>
            <text:list-item>
              <text:p text:style-name="P37">Rentabilitätskennzahlen</text:p>
              <text:list>
                <text:list-item>
                  <text:p text:style-name="P37">BSP: Gesamtkapitalrentabilität, Eigenkapitalrentabilität, Umsatzrendite, Return of Investment</text:p>
                </text:list-item>
              </text:list>
            </text:list-item>
            <text:list-item>
              <text:p text:style-name="P37">Kennzahlen zur Kapitalstruktur (Bilanzkennzahlen)</text:p>
              <text:list>
                <text:list-item>
                  <text:p text:style-name="P37">BSP: Eigenkapitalquote, Fremdkapitalquote, Vermischungsgrad, Berry-Index</text:p>
                </text:list-item>
              </text:list>
            </text:list-item>
            <text:list-item>
              <text:p text:style-name="P37">Kennzahlen zur Umschlaghäufigkeit</text:p>
              <text:list>
                <text:list-item>
                  <text:p text:style-name="P37">BSP: Kapitalumschlaghäufigkeit, Lagerumschlaghäufigkeit</text:p>
                </text:list-item>
              </text:list>
            </text:list-item>
          </text:list>
        </text:list-item>
      </text:list>
      <text:h text:style-name="P43" text:outline-level="1"><text:soft-page-break/>Indikatoren</text:h>
      <text:list xml:id="list8228267959917922864" text:style-name="L15">
        <text:list-item>
          <text:p text:style-name="P26"><text:a xlink:type="simple" xlink:href="http://de.wikipedia.org/wiki/Indikator_(Wirtschaft)">http://de.wikipedia.org/wiki/Indikator_(Wirtschaft)</text:a><text:span text:style-name="T10"> </text:span></text:p>
        </text:list-item>
        <text:list-item>
          <text:p text:style-name="P38">volkswirtschaftlicher Indikator (Konjunktur oder makroökonomische Kennzahl) ist eine Messgröße, die Aussagen über die konjunkturelle Entwicklung oder die wirtschaftliche Situation im Allgemeinen von Volkswirtschaften erlaubt.</text:p>
        </text:list-item>
        <text:list-item>
          <text:p text:style-name="P38">Betriebswirtschaftliche Indikatoren sind die betriebswirtschaftliche Kennzahlen, die vorhin im Kapitel Kennzahlen erläutert wurden.</text:p>
        </text:list-item>
        <text:list-item>
          <text:p text:style-name="P38">Konjunkturindikatoren werden häufig auch bei der Bewertung von Aktien eingesetzt, da aus der gesamt-volkswirtschaftlichen Entwicklung Rückschlüsse auf die Entwicklung einzelner Industriesektoren gezogen werden können, die wiederum die unternehmerischen Erfolgsaussichten von einzelnen Unternehmen beeinflussen.</text:p>
        </text:list-item>
        <text:list-item>
          <text:p text:style-name="P38">Drei Kategorien der Konjunkturindikatoren:</text:p>
          <text:list>
            <text:list-item>
              <text:p text:style-name="P38">Mengen- und Preis bzw. Kostenindikator: nach Größe eines Wertes</text:p>
              <text:list>
                <text:list-item>
                  <text:p text:style-name="P38">Mengenindikatoren: Arbeitslosenzahl, Auftragseingänge, Industrieproduktion</text:p>
                </text:list-item>
                <text:list-item>
                  <text:p text:style-name="P38">Preisindikatoren: Aktienkurse, Anleihekurse, Immobilienpreise, Inflationsrate, Lebenserhaltungskosten, Lebensmittelpreise, Rohstoffpreise, Währungskurse</text:p>
                </text:list-item>
              </text:list>
            </text:list-item>
            <text:list-item>
              <text:p text:style-name="P38">Früh-, Präsenz und Spätindikatoren: nach zeitlichen Verlauf eines Sachverhaltes</text:p>
              <text:list>
                <text:list-item>
                  <text:p text:style-name="P38">Frühindikatoren: Aktienindex, Auftragseingänge, Einzelhandelsumsätze, Geldmengenwachstum, Gewinnerwartungen, Investitionsabsichten, Logistikindex, Rohstoffindex</text:p>
                </text:list-item>
                <text:list-item>
                  <text:p text:style-name="P38">Präsenzindikatoren: aktuelle Konsumzahlen, BIP, Industrieproduktion, Kapazitätsauslastung, Kurzarbeit, Lagerbestände, Zinsen</text:p>
                </text:list-item>
                <text:list-item>
                  <text:p text:style-name="P38">Spätindikatoren: Arbeitslosenquote, BIP, Inflationsrate, Insolvenzen, Lohnentwicklung, Preisniveauentwicklung, Steuereinnahmen des Staates, Zinsenniveauentwicklung</text:p>
                </text:list-item>
              </text:list>
            </text:list-item>
            <text:list-item>
              <text:p text:style-name="P38">Wachstumsrate (Inflationsrate): nach absoluten Größen, wie der Stand des Aktienindex</text:p>
            </text:list-item>
          </text:list>
        </text:list-item>
      </text:list>
      <text:p text:style-name="P8"/>
      <text:h text:style-name="P43" text:outline-level="1">Vision </text:h>
      <text:list xml:id="list8127031168543604178" text:style-name="L16">
        <text:list-item>
          <text:p text:style-name="P27"><text:a xlink:type="simple" xlink:href="http://www.sunternehmensentwicklung.de/vision-unternehmen/uncategorised/vision-unternehmen.html">http://www.sunternehmensentwicklung.de/vision-unternehmen/uncategorised/vision-unternehmen.html</text:a><text:span text:style-name="T10"> </text:span></text:p>
        </text:list-item>
        <text:list-item>
          <text:p text:style-name="P39">eine Beschreibung eines zukünftig erstrebenswerten Zustandes bzw. der zukünftigen Entwicklung eines Unternehmens.</text:p>
        </text:list-item>
        <text:list-item>
          <text:p text:style-name="P39">Soll einen positiven Sog auf die Menschen im Unternehmen ausüben.</text:p>
        </text:list-item>
        <text:list-item>
          <text:p text:style-name="P39">Hat keine konkrete Termin oder Zahl wie ein langfristiges Ziel</text:p>
        </text:list-item>
        <text:list-item>
          <text:p text:style-name="P39">bewirkt</text:p>
          <text:list>
            <text:list-item>
              <text:p text:style-name="P39">beim Unternehmen selbst ein Ziel gerichtetes Wirtschaften</text:p>
            </text:list-item>
            <text:list-item>
              <text:p text:style-name="P39">bei den Mitarbeiter mehr Identifikation und Motivation an der Arbeit</text:p>
            </text:list-item>
            <text:list-item>
              <text:p text:style-name="P39">bei Kunden Interesse und Vertrauen zum Unternehmen</text:p>
            </text:list-item>
          </text:list>
        </text:list-item>
      </text:list>
      <text:p text:style-name="P8"/>
      <text:h text:style-name="P43" text:outline-level="1"><text:soft-page-break/>BSC (Balanced Scorecard)</text:h>
      <text:list xml:id="list5371106228222878373" text:style-name="L17">
        <text:list-item>
          <text:p text:style-name="P28"><text:a xlink:type="simple" xlink:href="http://de.wikipedia.org/wiki/Balanced_Scorecard">http://de.wikipedia.org/wiki/Balanced_Scorecard</text:a><text:span text:style-name="T10"> </text:span></text:p>
        </text:list-item>
        <text:list-item>
          <text:p text:style-name="P40">Konzept zur Messung, Dokumentation und Steuer der Aktivitäten eines Unternehmens bzw. Einer Organisation im Hinblick auf sein Vision und Strategie</text:p>
        </text:list-item>
        <text:list-item>
          <text:p text:style-name="P40">Fuck off ist BSC ein Dreck :D</text:p>
        </text:list-item>
      </text:list>
      <text:p text:style-name="P31"/>
      <text:p text:style-name="P8"/>
      <text:h text:style-name="P43" text:outline-level="1">ZI/EMI/PSP(T/K)/...</text:h>
      <text:list xml:id="list4893639010989889060" text:style-name="L18">
        <text:list-item>
          <text:p text:style-name="P29"><text:span text:style-name="T10">EMI: </text:span><text:a xlink:type="simple" xlink:href="http://de.wikipedia.org/wiki/Einkaufsmanagerindex">http://de.wikipedia.org/wiki/Einkaufsmanagerindex</text:a><text:span text:style-name="T10"> </text:span></text:p>
          <text:list>
            <text:list-item>
              <text:p text:style-name="P41">Indikator zur Konjunkturentwicklung in Deutschland.</text:p>
            </text:list-item>
            <text:list-item>
              <text:p text:style-name="P41">wird durch den Bundesverband Materialwirtschaft, Einkauf und Logistik und NTC Research erstellt</text:p>
            </text:list-item>
            <text:list-item>
              <text:p text:style-name="P41">orientiert sich am US-amerikanischen Purchasing Managers Index</text:p>
            </text:list-item>
            <text:list-item>
              <text:p text:style-name="P41">liefert einen Indexwert, welcher die Einschätzung der Geschäftslage darstellt.</text:p>
            </text:list-item>
            <text:list-item>
              <text:p text:style-name="P41">Basis des EMI ist die Befragung einer relevanten Auswahl von Einkaufsmanagern nach der Entwicklung von Kenngrößen wie</text:p>
              <text:list>
                <text:list-item>
                  <text:p text:style-name="P41">Auftragslage, Exportaufträge, Material-/Einsatzstoffmengen, Fertigproduktmengen, Einkaufspreisen, Anzahl der Beschäftigten</text:p>
                </text:list-item>
              </text:list>
            </text:list-item>
            <text:list-item>
              <text:p text:style-name="P41">dieser Indikator beeinflusst erkennbar den Aktienindex</text:p>
            </text:list-item>
          </text:list>
        </text:list-item>
        <text:list-item>
          <text:p text:style-name="P29"><text:span text:style-name="T10">PSP: </text:span><text:a xlink:type="simple" xlink:href="http://en.wikipedia.org/wiki/Payment_service_provider">http://en.wikipedia.org/wiki/Payment_service_provider</text:a><text:span text:style-name="T10"> </text:span></text:p>
          <text:list>
            <text:list-item>
              <text:p text:style-name="P41">siehe Online-Bezahl-Dienste</text:p>
            </text:list-item>
          </text:list>
        </text:list-item>
        <text:list-item>
          <text:p text:style-name="P41">ZI: keine Ahnung</text:p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43" text:outline-level="1"><text:soft-page-break/>Markt-/Konkurrenz-Analyse</text:h>
      <text:list xml:id="list6254350088707309582" text:style-name="L19">
        <text:list-item>
          <text:p text:style-name="P30"><text:a xlink:type="simple" xlink:href="http://de.wikipedia.org/wiki/Marktanalyse">http://de.wikipedia.org/wiki/Marktanalyse</text:a><text:span text:style-name="T10"> </text:span></text:p>
        </text:list-item>
        <text:list-item>
          <text:p text:style-name="P42">Teilgebiet des Marketings; Synonym: Marktforschung, Marktinformationsbeschaffung</text:p>
        </text:list-item>
        <text:list-item>
          <text:p text:style-name="P42">eine zeitlich punktuelle Darstellung der Marktsituation, d.h, dass nur aktuelle Daten für Entscheidungen werden herangezogen</text:p>
        </text:list-item>
        <text:list-item>
          <text:p text:style-name="P42">Marktbeobachtung hingegen der einen Zeitraum betrachtet und aufwändiger ist.</text:p>
        </text:list-item>
        <text:list-item>
          <text:p text:style-name="P42">Aus Marktbeobachtung + Marktanalyse kann eine Marktprognose erstellt werden</text:p>
        </text:list-item>
        <text:list-item>
          <text:p text:style-name="P42">Ist Basis eines Marketingplans/Marketingkonzepts, aus dem strategische und operative Ziele und Maßnahmen abgeleitet werden.</text:p>
        </text:list-item>
        <text:list-item>
          <text:p text:style-name="P42">Man unterscheidet interne (Verkaufszahlen, Produktionskosten) und externe(makroökonomische Trends) Marktdaten.</text:p>
        </text:list-item>
        <text:list-item>
          <text:p text:style-name="P30"><text:span text:style-name="T10">Methode zur Marktanalyse: Profolio-Analyse </text:span><text:a xlink:type="simple" xlink:href="http://de.wikipedia.org/wiki/Portfoliotheorie">http://de.wikipedia.org/wiki/Portfoliotheorie</text:a><text:span text:style-name="T10"> </text:span></text:p>
        </text:list-item>
        <text:list-item>
          <text:p text:style-name="P42">Was die Marktanalyse beinhaltet:</text:p>
          <text:list>
            <text:list-item>
              <text:p text:style-name="P42">Marktpotential bei innovativen Produkten/ Dienstleistungen</text:p>
            </text:list-item>
            <text:list-item>
              <text:p text:style-name="P42">Marktvolumen und Marktentwicklung (Wachsen, Stagnieren, Schrumpfen)</text:p>
            </text:list-item>
            <text:list-item>
              <text:p text:style-name="P42">Marktstrukturierung nach Teilmärkten (Regionen / Produktgruppen / Kundentypen)</text:p>
            </text:list-item>
            <text:list-item>
              <text:p text:style-name="P42">Konkurrenzanalyse</text:p>
            </text:list-item>
            <text:list-item>
              <text:p text:style-name="P42">potenzielle Substitutionsprodukte</text:p>
            </text:list-item>
            <text:list-item>
              <text:p text:style-name="P42">Produktlebenzyklusanalyse</text:p>
            </text:list-item>
          </text:list>
        </text:list-item>
      </text:list>
      <text:p text:style-name="P8"/>
      <text:h text:style-name="P43" text:outline-level="1">Potentiale (Aussichten)</text:h>
      <text:list xml:id="list1509648020787992445" text:style-name="L20">
        <text:list-item>
          <text:p text:style-name="P12">Markt</text:p>
        </text:list-item>
        <text:list-item>
          <text:p text:style-name="P12">Unternehmen</text:p>
        </text:list-item>
        <text:list-item>
          <text:p text:style-name="P12">...</text:p>
        </text:list-item>
      </text:list>
      <text:p text:style-name="P8"/>
      <text:h text:style-name="P43" text:outline-level="1">Technologie</text:h>
      <text:p text:style-name="P8"/>
      <text:h text:style-name="P43" text:outline-level="1">Partnerschaften/Töchter/JV</text:h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2H44M7S</meta:editing-duration>
    <meta:editing-cycles>22</meta:editing-cycles>
    <meta:generator>OpenOffice.org/3.4.1$Win32 OpenOffice.org_project/341m1$Build-9593</meta:generator>
    <dc:date>2013-06-14T14:37:23.63</dc:date>
    <meta:document-statistic meta:table-count="0" meta:image-count="2" meta:object-count="0" meta:page-count="13" meta:paragraph-count="257" meta:word-count="2124" meta:character-count="17922"/>
    <meta:user-defined meta:name="Info 1"/>
    <meta:user-defined meta:name="Info 2"/>
    <meta:user-defined meta:name="Info 3"/>
    <meta:user-defined meta:name="Info 4"/>
  </office:meta>
</office:document-meta>
</file>